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7f30"/>
    </style:style>
    <style:style style:name="P2" style:family="paragraph" style:parent-style-name="Heading_20_1">
      <style:text-properties officeooo:rsid="00147f30" officeooo:paragraph-rsid="00147f30"/>
    </style:style>
    <style:style style:name="P3" style:family="paragraph" style:parent-style-name="Text_20_body">
      <style:text-properties officeooo:paragraph-rsid="00147f30"/>
    </style:style>
    <style:style style:name="T1" style:family="text">
      <style:text-properties officeooo:rsid="00147f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elques questions complexes posé :</text:p>
      <text:p text:style-name="P1"><text:span text:style-name="T1">********************</text:span>*<text:line-break/>Point 1 validation : </text:p>
      <text:p text:style-name="Standard">Ton schéma me semble correcte. Je tiens à préciser une chose.</text:p>
      <text:p text:style-name="Standard">Dans le projet il n'y a qu'un robot équipé d'un seul smartphone SE qui communique par port USB avec lui. Il n'y a qu'un pilote qui envoie des commandes et reçoit les données ce pilote utilise Node-red. Derrière un seul utilisateur. L'utilisateur peut utilisé différents matériel pour communiqué avec le robot, mais en utilisant toujours MQTT pour les échanges. Cela simplifie peut-être le schéma ? Les échanges seront nombreux certains devront être rapide et mon smartphone à des capacités limités, il faudra optimiser ces derniers.</text:p>
      <text:p text:style-name="Standard">*************</text:p>
      <text:p text:style-name="Standard">Quelques infos complémentaires sur l'organisation :</text:p>
      <text:p text:style-name="Standard">*****</text:p>
      <text:p text:style-name="Standard">SE agit comme un client MQTT mobile, capable de :</text:p>
      <text:p text:style-name="Standard"><text:s text:c="4"/>• détecter le réseau Wi-Fi actif,</text:p>
      <text:p text:style-name="Standard"><text:s text:c="4"/>• choisir automatiquement le broker MQTT adapté (local ou distant),</text:p>
      <text:p text:style-name="Standard"><text:s text:c="4"/>• publier son statut de connexion et d’autres infos réseau (SSID, IP locale, etc.),</text:p>
      <text:p text:style-name="Standard">Il utilise Tasker et Termux pour ces opérations.</text:p>
      <text:p text:style-name="Standard">Les informations sensibles sont enregistré dans .env </text:p>
      <text:p text:style-name="Standard">Contient les infos stables et sensibles :</text:p>
      <text:p text:style-name="Standard"># MQTT locaux et distants</text:p>
      <text:p text:style-name="Standard">MQTT_BROKER_HOME_LOCAL="192.168.1.38"</text:p>
      <text:p text:style-name="Standard">MQTT_BROKER_SP_LOCAL="192.168.43.1"</text:p>
      <text:p text:style-name="Standard">MQTT_BROKER_RPI_DDNS="robotz-vincent.duckdns.org"</text:p>
      <text:p text:style-name="Standard"/>
      <text:p text:style-name="Standard"># Identifiants MQTT</text:p>
      <text:p text:style-name="Standard">MQTT_USER="robot"</text:p>
      <text:p text:style-name="Standard">MQTT_PASSWORD="xxxx"</text:p>
      <text:p text:style-name="Standard">****</text:p>
      <text:p text:style-name="Standard"/>
      <text:p text:style-name="Standard">Le script principal pour cette partie est <text:s/>connectDoro_V2.sh permet :</text:p>
      <text:p text:style-name="Standard"><text:s text:c="4"/>1. Identifie le SSID actuel</text:p>
      <text:p text:style-name="Standard"><text:s text:c="4"/>2. Associe un contexte (maison, hotspot_SP, wifi_externe)</text:p>
      <text:p text:style-name="Standard"><text:s text:c="4"/>3. Choisit le broker adapté</text:p>
      <text:p text:style-name="Standard"><text:s text:c="4"/>4. Publie le statut sur MQTT :</text:p>
      <text:p text:style-name="Standard"><text:s text:c="7"/>mosquitto_pub -h "$BROKER" -t "SE/status" -m "SE connecté via $CONTEXT"</text:p>
      <text:p text:style-name="Standard"><text:s text:c="4"/>5. Écrit les données dans un fichier partagé lisible par Tasker :network_context.txt</text:p>
      <text:p text:style-name="Standard"><text:s text:c="7"/>STATUS=connected</text:p>
      <text:p text:style-name="Standard"><text:s text:c="7"/>SSID=Livebox-72D0</text:p>
      <text:p text:style-name="Standard"><text:s text:c="7"/>IP_LOCAL=192.168.1.12</text:p>
      <text:p text:style-name="Standard"><text:s text:c="7"/>CONTEXT=maison</text:p>
      <text:p text:style-name="Standard"><text:s text:c="7"/>BROKER=192.168.1.38</text:p>
      <text:p text:style-name="Standard">***</text:p>
      <text:p text:style-name="Standard">network_context.txt est utilisé pour : </text:p>
      <text:p text:style-name="Standard"><text:s text:c="4"/>• Sert de pont entre Termux et Tasker</text:p>
      <text:p text:style-name="Standard"><text:s text:c="4"/>• Mis à jour à chaque exécution du script</text:p>
      <text:p text:style-name="Standard"><text:soft-page-break/><text:s text:c="4"/>• Lisible depuis n’importe quelle appli Android ayant accès à /storage/shared (j'utiliserai d'autres appli. de SE via l'activation par tasker).</text:p>
      <text:p text:style-name="Standard"/>
      <text:p text:style-name="Standard">****</text:p>
      <text:p text:style-name="Standard">Voici le schéma de communication entre les appareils :</text:p>
      <text:p text:style-name="Standard">Type d’échange<text:tab/>Sens<text:tab/>Moyen<text:tab/>Détails</text:p>
      <text:p text:style-name="Standard">MQTT<text:tab/>SE ↔ Autres appareils (ESP, RPi, PC, smartphones)<text:tab/>Par mosquitto_pub et mosquitto_sub<text:tab/>Le SE se connecte au broker local ou distant selon le contexte.</text:p>
      <text:p text:style-name="Standard">IP locale<text:tab/>Autres → SE<text:tab/>via ping, SSH, HTTP<text:tab/>Le SE a une IP interne (ex : 192.168.1.12).</text:p>
      <text:p text:style-name="Standard">DuckDNS<text:tab/>SE ↔ Internet<text:tab/>domaine.duckdns.org<text:tab/>Permet d’accéder au broker ou à SE depuis l’extérieur.</text:p>
      <text:p text:style-name="Standard">Tasker ↔ Termux<text:tab/>Interne au SE<text:tab/>Fichier partagé + exécution de script<text:tab/>Pour les automatisations Android (notifications, déclenchements, etc.).</text:p>
      <text:p text:style-name="Standard"/>
      <text:p text:style-name="Standard">***********</text:p>
      <text:p text:style-name="Standard">Pour récupérer sur SP les données venant de l'arduino : </text:p>
      <text:p text:style-name="Standard">Après plusieurs échec dans la recherche d’une application qui face la reception sur le smartphone et le transfert vers node-red ou tasker, ainsi que pour un traitement du pont sous termux (problème de droit non résolu, j’ai choisis <text:s/>une liaison via une application qui passe le problème des droits du téléphone pour récupérer les données de la carte : l’application TCP UART Transparent Bridge </text:p>
      <text:p text:style-name="Standard">Quelques solutions explorés  avant: </text:p>
      <text:p text:style-name="Standard"><text:s text:c="4"/>• OTG USB Serial2Websocket websocket in dans Node-RED.</text:p>
      <text:p text:style-name="Standard"><text:s text:c="4"/>• MQTT avec <text:s/>USB Serial Port IoT Gateway.</text:p>
      <text:p text:style-name="Standard"><text:s text:c="4"/>• <text:s/>TCP/Telnet, USB Serial Telnet Server </text:p>
      <text:p text:style-name="Standard"><text:s text:c="4"/>• …..</text:p>
      <text:p text:style-name="Standard">H.1.1.a Paramétrage de l’application et modif / version antérieure de Node-red</text:p>
      <text:p text:style-name="Standard">a.1 📌 Configuration de l’application TCP UART Transparent Bridge</text:p>
      <text:p text:style-name="Standard">1️⃣ Vitesse série : 9600 bauds (si c'est ce que ton Arduino utilise).</text:p>
      <text:p text:style-name="Standard">2️⃣ Mode serveur : Il faut que l’application écoute sur un port pour que Node-RED s’y connecte.</text:p>
      <text:p text:style-name="Standard">************</text:p>
      <text:p text:style-name="Standard">Coté node-red SP</text:p>
      <text:p text:style-name="Standard">*****</text:p>
      <text:p text:style-name="Standard">- Changer de flows en fonction des besoins </text:p>
      <text:p text:style-name="Standard">Activer/désactiver des flows</text:p>
      <text:p text:style-name="Standard"><text:s text:c="4"/>• Node-RED permet d'activer ou de désactiver des flows entiers.</text:p>
      <text:p text:style-name="Standard"><text:s text:c="4"/>• Étapes :</text:p>
      <text:p text:style-name="Standard"><text:s text:c="8"/>1. Cliquez sur le menu du flow (icône en haut à droite de l'onglet).</text:p>
      <text:p text:style-name="Standard"><text:s text:c="8"/>2. Sélectionnez "Disable Flow" pour désactiver un flow.</text:p>
      <text:p text:style-name="Standard"><text:s text:c="8"/>3. Sélectionnez "Enable Flow" pour le réactiver.</text:p>
      <text:p text:style-name="Standard">b. Utiliser des contextes globaux ou des variables</text:p>
      <text:p text:style-name="Standard"><text:s text:c="4"/>• Vous pouvez utiliser des variables globales ou des contextes pour déterminer quel flow doit être actif.</text:p>
      <text:p text:style-name="Standard"><text:s text:c="4"/>• Exemple :</text:p>
      <text:p text:style-name="Standard"><text:s text:c="8"/>◦ Créez une variable globale mode qui peut prendre les valeurs local, distant, ou autonome.</text:p>
      <text:p text:style-name="Standard"><text:s text:c="8"/>◦ Utilisez un node Switch pour rediriger les données vers le flow approprié en fonction de la valeur de mode.</text:p>
      <text:p text:style-name="Standard"><text:s/>Utiliser des messages MQTT pour changer de mode</text:p>
      <text:p text:style-name="Standard"><text:s text:c="4"/>• Vous pouvez envoyer un message MQTT pour activer ou désactiver des flows.</text:p>
      <text:p text:style-name="Standard"><text:s text:c="4"/>• Exemple :</text:p>
      <text:p text:style-name="Standard"><text:s text:c="8"/>◦ Créez un topic MQTT robot/mode avec des valeurs comme local, distant, ou autonome.</text:p>
      <text:p text:style-name="Standard"><text:s text:c="8"/>◦ Utilisez un node Function pour activer/désactiver les flows en fonction du message reçu.</text:p>
      <text:p text:style-name="Standard"/>
      <text:p text:style-name="Standard"><text:soft-page-break/>Exemple pratique</text:p>
      <text:p text:style-name="Standard">Scénario :</text:p>
      <text:p text:style-name="Standard"><text:s text:c="4"/>• Vous avez trois flows : Flow_Capteurs, Flow_Pilotage, et Flow_Autonome.</text:p>
      <text:p text:style-name="Standard"><text:s text:c="4"/>• Vous souhaitez activer Flow_Pilotage en mode local et Flow_Autonome en mode autonome.</text:p>
      <text:p text:style-name="Standard">Étapes :</text:p>
      <text:p text:style-name="Standard"><text:s text:c="4"/>1. Créez une variable globale mode avec la valeur par défaut local.</text:p>
      <text:p text:style-name="Standard"><text:s text:c="4"/>2. Dans le flow principal, utilisez un node Switch pour rediriger les données vers Flow_Pilotage ou Flow_Autonome en fonction de la valeur de mode.</text:p>
      <text:p text:style-name="Standard"><text:s text:c="4"/>3. Utilisez un node Inject ou un message MQTT pour changer la valeur de mode (par exemple, local ou autonome).</text:p>
      <text:p text:style-name="Standard"><text:s text:c="4"/>4. Activez/désactivez les flows en fonction de la valeur de mode (via un node Function ou manuellement).</text:p>
      <text:p text:style-name="Standard">*************</text:p>
      <text:p text:style-name="Standard">Réflexion précédente sur l'organisation des topics et la configuration Q</text:p>
      <text:p text:style-name="Standard">qui peut peut-être être croisé (ou pas <text:s/>avec tes propositions) :</text:p>
      <text:p text:style-name="Standard">***</text:p>
      <text:p text:style-name="Standard">Architecture recommandée pour les topics</text:p>
      <text:p text:style-name="Standard">Structure hiérarchique optimisée</text:p>
      <text:p text:style-name="Standard">text</text:p>
      <text:p text:style-name="Standard">appareil1/[type]/[urgence]/[donnee]</text:p>
      <text:p text:style-name="Standard">Exemple concret :</text:p>
      <text:p text:style-name="Standard">text</text:p>
      <text:p text:style-name="Standard">appareil1/commande/haute/moteur_urgence</text:p>
      <text:p text:style-name="Standard">appareil1/capteur/moyenne/temperature</text:p>
      <text:p text:style-name="Standard">appareil1/statut/basse/diagnostic</text:p>
      <text:p text:style-name="Standard">📊 Classification par criticité</text:p>
      <text:p text:style-name="Standard">🚨 Niveau HAUTE Priorité (QoS 2)</text:p>
      <text:p text:style-name="Standard">python</text:p>
      <text:p text:style-name="Standard"># Commandes critiques - QoS 2</text:p>
      <text:p text:style-name="Standard">"appareil/commande/urgence/arret"</text:p>
      <text:p text:style-name="Standard">"appareil/commande/urgence/redemarrage"</text:p>
      <text:p text:style-name="Standard">"appareil/securite/alarme/incendie"</text:p>
      <text:p text:style-name="Standard"/>
      <text:p text:style-name="Standard"># Usage :</text:p>
      <text:p text:style-name="Standard">client.publish("appareil/commande/urgence/arret", "IMMEDIAT", qos=2)</text:p>
      <text:p text:style-name="Standard">⚠️ Niveau MOYENNE Priorité (QoS 1)</text:p>
      <text:p text:style-name="Standard">python</text:p>
      <text:p text:style-name="Standard"># Commandes normales - QoS 1</text:p>
      <text:p text:style-name="Standard">"appareil/commande/normale/marche"</text:p>
      <text:p text:style-name="Standard">"appareil/reglage/vitesse"</text:p>
      <text:p text:style-name="Standard">"appareil/capteur/important/pression"</text:p>
      <text:p text:style-name="Standard"/>
      <text:p text:style-name="Standard"># Capteurs importants</text:p>
      <text:p text:style-name="Standard">"appareil/capteur/critique/temperature_moteur"</text:p>
      <text:p text:style-name="Standard">"appareil/etat/systeme/batterie"</text:p>
      <text:p text:style-name="Standard"/>
      <text:p text:style-name="Standard"># Usage :</text:p>
      <text:p text:style-name="Standard">client.publish("appareil/reglage/vitesse", "75%", qos=1)</text:p>
      <text:p text:style-name="Standard">📊 Niveau BASSE Priorité (QoS 0)</text:p>
      <text:p text:style-name="Standard">python</text:p>
      <text:p text:style-name="Standard"># Données télémétriques fréquentes - QoS 0</text:p>
      <text:p text:style-name="Standard">"appareil/telemetrie/temperature_ambiante"</text:p>
      <text:p text:style-name="Standard"><text:soft-page-break/>"appareil/telemetrie/humidite"</text:p>
      <text:p text:style-name="Standard">"appareil/statut/diagnostic/memoire"</text:p>
      <text:p text:style-name="Standard">"appareil/log/evenement"</text:p>
      <text:p text:style-name="Standard"/>
      <text:p text:style-name="Standard"># Usage :</text:p>
      <text:p text:style-name="Standard">client.publish("appareil/telemetrie/temperature", "22.5", qos=0)</text:p>
      <text:p text:style-name="Standard">🔄 Stratégie de répartition du trafic</text:p>
      <text:p text:style-name="Standard">Éviter la congestion</text:p>
      <text:p text:style-name="Standard">python</text:p>
      <text:p text:style-name="Standard"># MAUVAIS - Tous les topics mélangés</text:p>
      <text:p text:style-name="Standard">"appareil/temperature"</text:p>
      <text:p text:style-name="Standard">"appareil/commande_urgence"</text:p>
      <text:p text:style-name="Standard">"appareil/humidite"</text:p>
      <text:p text:style-name="Standard"/>
      <text:p text:style-name="Standard"># BON - Structuré par priorité</text:p>
      <text:p text:style-name="Standard">"appareil/haute/commande_urgence" <text:s text:c="5"/># QoS 2</text:p>
      <text:p text:style-name="Standard">"appareil/moyenne/commande_normale" <text:s text:c="3"/># QoS 1 <text:s/></text:p>
      <text:p text:style-name="Standard">"appareil/basse/telemetrie" <text:s text:c="10"/># QoS 0</text:p>
      <text:p text:style-name="Standard">Exemple d'implémentation complète</text:p>
      <text:p text:style-name="Standard">python</text:p>
      <text:p text:style-name="Standard">class MQTTManager:</text:p>
      <text:p text:style-name="Standard"><text:s text:c="4"/>def __init__(self):</text:p>
      <text:p text:style-name="Standard"><text:s text:c="8"/>self.qos_map = {</text:p>
      <text:p text:style-name="Standard"><text:s text:c="12"/>'haute': 2,</text:p>
      <text:p text:style-name="Standard"><text:s text:c="12"/>'moyenne': 1, </text:p>
      <text:p text:style-name="Standard"><text:s text:c="12"/>'basse': 0</text:p>
      <text:p text:style-name="Standard"><text:s text:c="8"/>}</text:p>
      <text:p text:style-name="Standard"><text:s text:c="4"/></text:p>
      <text:p text:style-name="Standard"><text:s text:c="4"/>def publier_selon_priorite(self, type_donnee, valeur, priorite):</text:p>
      <text:p text:style-name="Standard"><text:s text:c="8"/>topic = f"appareil/{priorite}/{type_donnee}"</text:p>
      <text:p text:style-name="Standard"><text:s text:c="8"/>qos = self.qos_map[priorite]</text:p>
      <text:p text:style-name="Standard"><text:s text:c="8"/>client.publish(topic, valeur, qos=qos)</text:p>
      <text:p text:style-name="Standard"><text:s text:c="4"/></text:p>
      <text:p text:style-name="Standard"><text:s text:c="4"/># Utilisation</text:p>
      <text:p text:style-name="Standard"><text:s text:c="4"/>def envoyer_commande_urgence(self):</text:p>
      <text:p text:style-name="Standard"><text:s text:c="8"/>self.publier_selon_priorite("arret_urgence", "ACTIF", "haute")</text:p>
      <text:p text:style-name="Standard"><text:s text:c="4"/></text:p>
      <text:p text:style-name="Standard"><text:s text:c="4"/>def envoyer_telemetrie(self):</text:p>
      <text:p text:style-name="Standard"><text:s text:c="8"/>self.publier_selon_priorite("temperature", "23.5", "basse")</text:p>
      <text:p text:style-name="Standard">⚡ Incidence sur les performances</text:p>
      <text:p text:style-name="Standard">Débit recommandé par QoS</text:p>
      <text:p text:style-name="Standard"><text:s text:c="4"/>• QoS 0 : Jusqu'à 1000 msg/sec (débit élevé)</text:p>
      <text:p text:style-name="Standard"><text:s text:c="4"/>• QoS 1 : 100-500 msg/sec (débit moyen)</text:p>
      <text:p text:style-name="Standard"><text:s text:c="4"/>• QoS 2 : 10-100 msg/sec (débit faible)</text:p>
      <text:p text:style-name="Standard">Règles d'or pour éviter les blocages</text:p>
      <text:p text:style-name="Standard"><text:s text:c="4"/>1. Limiter les QoS 2 aux vraies urgences</text:p>
      <text:p text:style-name="Standard"><text:s text:c="4"/>2. Utiliser QoS 0 pour les données fréquentes</text:p>
      <text:p text:style-name="Standard"><text:s text:c="4"/>3. Séparer physiquement les topics par priorité</text:p>
      <text:p text:style-name="Standard"><text:s text:c="4"/>4. Monitorer la charge du broker</text:p>
      <text:p text:style-name="Standard">🎯 Tableau de priorisation</text:p>
      <text:p text:style-name="Standard">Type de donnée<text:tab/>QoS<text:tab/>Fréquence<text:tab/>Exemple de topic</text:p>
      <text:p text:style-name="Standard">Arrêt d'urgence<text:tab/>2<text:tab/>Rare<text:tab/>/{app}/haute/arret_urgence</text:p>
      <text:p text:style-name="Standard"><text:soft-page-break/>Alarmes<text:tab/>2<text:tab/>Occasionnelle<text:tab/>/{app}/haute/alarme_*</text:p>
      <text:p text:style-name="Standard">Commandes<text:tab/>1<text:tab/>Moyenne<text:tab/>/{app}/moyenne/commande_*</text:p>
      <text:p text:style-name="Standard">Capteurs critiques<text:tab/>1<text:tab/>Élevée<text:tab/>/{app}/moyenne/capteur_critique</text:p>
      <text:p text:style-name="Standard">Télémétrie<text:tab/>0<text:tab/>Très élevée<text:tab/>/{app}/basse/telemetrie_*</text:p>
      <text:p text:style-name="Standard">Logs/Diagnostics<text:tab/>0<text:tab/>Élevée<text:tab/>/{app}/basse/diagnostic</text:p>
      <text:p text:style-name="Standard">🔍 Monitoring recommandé</text:p>
      <text:p text:style-name="Standard">python</text:p>
      <text:p text:style-name="Standard"># S'abonner aux statistiques</text:p>
      <text:p text:style-name="Standard">client.subscribe("$SYS/broker/load/messages/received/1min", qos=0)</text:p>
      <text:p text:style-name="Standard">client.subscribe("$SYS/broker/load/messages/sent/1min", qos=0)</text:p>
      <text:p text:style-name="Standard"/>
      <text:p text:style-name="Standard"># Surveiller la file d'attente</text:p>
      <text:p text:style-name="Standard">if messages_en_attente &gt; 1000:</text:p>
      <text:p text:style-name="Standard"><text:s text:c="4"/># Basculer temporairement en QoS 0</text:p>
      <text:p text:style-name="Standard"><text:s text:c="4"/>self.reduire_qualite_service()</text:p>
      <text:p text:style-name="Standard"/>
      <text:h text:style-name="P2" text:outline-level="1">Q sur le choix et la structure des sujets</text:h>
      <text:p text:style-name="P3">Est ce que les assertions suivantes résume bien ce que tu proposes et éclaire mes questionnements :</text:p>
      <text:p text:style-name="P3">- Le classement de l'information à transférer ce fait en fonction de l'urgence. On considère que le type de données défini cette dernière. </text:p>
      <text:p text:style-name="P3">- Pour chaque appareil on défini via une fonction un encodage de l'urgence en fonction du type que ce soit pour l'émission ou la réception ?</text:p>
      <text:p text:style-name="P3">- A ce stade j'ai : </text:p>
      <text:p text:style-name="P3"><text:s text:c="5"/>- la source avec : A pour arduino, SE pour le smartphone embarquée, SP pour smart. pilote</text:p>
      <text:p text:style-name="P3"><text:s text:c="5"/>- le destinataire même encodage plus T pour tous (les composants non emetteurs du message)). </text:p>
      <text:p text:style-name="P3"><text:s text:c="6"/>- le type de données, je comprend que cela défini implicitement la nature de QoS au moment de l'envoi du message ou de sa réception ? <text:s/>. Je ne vois pas ou l'on va régler la fréquence que ce soit pour la lecture ou l'envoi ? (j'ai par exemple des messages de type info qui ne sont pas prioritaires: comment on réglera cela ? pour que même si pas prioritaire ils puissent partir au moins une fois si présent depuis x temps ?</text:p>
      <text:p text:style-name="P3"/>
      <text:p text:style-name="P3">_ J'ajoute l'orientation au sein de chaque appareil par la variable : </text:p>
      <text:p text:style-name="P3"><text:s text:c="8"/>- la variable concernée (extraite de l'encodage des données par la source) elle permet de diriger en reception selon l'appareil vers un sous ensemble de fonctions spécifique via les profils d'événement Tasker pour SE, des flows node-red pour SP, des fichiers .h pour arduino.</text:p>
      <text:p text:style-name="P3"/>
      <text:p text:style-name="P3">- Enfin je délivre le message qui sera analysé via un schéma de valeurs compréhensible pour le module visé. J'ai du mal à identifier la limite topic / message sachant le contexte suivant : </text:p>
      <text:p text:style-name="P3">Admettons que j'ai une 20 ene de variables contenant éventuellement des sous variables</text:p>
      <text:p text:style-name="P3"><text:soft-page-break/>coté SE les variables vont contenir un message qui spécifie la propriété, les instances, les valeurs concernés sachant que les propriétés définissent des types spécifiques: int, string, boolean,...object,array (ces ces derniers qui introduisent des sous variables). Les valeurs sont encodé sous forme textuel selon leur type (traitement spécifique après réception des valeurs. Sachant que le type de chaque propriété est connus par l'appareil récepteur et qu'il est commun aux instances de la variable)). la spécification des instances permet de savoir au final à quel composant on va attribué les valeu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9T10:53:21.182579700</meta:creation-date>
    <dc:date>2025-10-29T18:32:30.645353900</dc:date>
    <meta:editing-duration>PT5H48M56S</meta:editing-duration>
    <meta:editing-cycles>2</meta:editing-cycles>
    <meta:generator>LibreOffice/25.8.2.2$Windows_X86_64 LibreOffice_project/d401f2107ccab8f924a8e2df40f573aab7605b6f</meta:generator>
    <meta:document-statistic meta:table-count="0" meta:image-count="0" meta:object-count="0" meta:page-count="6" meta:paragraph-count="201" meta:word-count="1537" meta:character-count="11015" meta:non-whitespace-character-count="9244"/>
  </office:meta>
</office:document-meta>
</file>